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.2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draw:stroke="none" draw:fill="none" fo:min-height="0.95cm"/>
    </style:style>
    <style:style style:name="gr11" style:family="graphic" style:parent-style-name="standard">
      <style:graphic-properties draw:stroke="none" draw:fill="none" fo:min-height="0.94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3.429cm" svg:x="1cm" svg:y="1cm">
          <draw:text-box>
            <text:p/>
          </draw:text-box>
        </draw:frame>
        <draw:frame draw:style-name="gr2" draw:text-style-name="P3" draw:layer="layout" svg:width="19.59cm" svg:height="1.016cm" svg:x="0.999cm" svg:y="1cm">
          <draw:text-box>
            <text:p text:style-name="P2"><text:span text:style-name="T1">Pagos \ Payments</text:span></text:p>
          </draw:text-box>
        </draw:frame>
        <draw:frame draw:style-name="gr3" draw:text-style-name="P4" draw:layer="layout" svg:width="3.175cm" svg:height="1.199cm" svg:x="0.874cm" svg:y="1.961cm">
          <draw:text-box>
            <text:p><text:span text:style-name="T2">Cliente ID </text:span></text:p>
            <text:p><text:span text:style-name="T2">Customer ID</text:span></text:p>
          </draw:text-box>
        </draw:frame>
        <draw:custom-shape draw:style-name="gr4" draw:text-style-name="P5" draw:layer="layout" svg:width="2.54cm" svg:height="0.889cm" svg:x="4.175cm" svg:y="2.143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921cm" svg:height="1.199cm" svg:x="7.097cm" svg:y="1.961cm">
          <draw:text-box>
            <text:p><text:span text:style-name="T3">Apelado</text:span></text:p>
            <text:p><text:span text:style-name="T3">Last Name</text:span></text:p>
          </draw:text-box>
        </draw:frame>
        <draw:custom-shape draw:style-name="gr4" draw:text-style-name="P5" draw:layer="layout" svg:width="2.54cm" svg:height="0.889cm" svg:x="9.636cm" svg:y="2.143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3.429cm" svg:height="1.199cm" svg:x="12.431cm" svg:y="2.017cm">
          <draw:text-box>
            <text:p><text:span text:style-name="T3">Primer Nombre</text:span></text:p>
            <text:p><text:span text:style-name="T3">First Name</text:span></text:p>
          </draw:text-box>
        </draw:frame>
        <draw:custom-shape draw:style-name="gr4" draw:text-style-name="P5" draw:layer="layout" svg:width="2.54cm" svg:height="0.889cm" svg:x="15.859cm" svg:y="2.143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445cm" svg:height="1.199cm" svg:x="1.001cm" svg:y="3.287cm">
          <draw:text-box>
            <text:p><text:span text:style-name="T2">Número de Teléfono </text:span></text:p>
            <text:p><text:span text:style-name="T2">Telephone Number</text:span></text:p>
          </draw:text-box>
        </draw:frame>
        <draw:custom-shape draw:style-name="gr4" draw:text-style-name="P5" draw:layer="layout" svg:width="2.54cm" svg:height="0.889cm" svg:x="5.572cm" svg:y="3.413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17cm" svg:height="1.199cm" svg:x="8.114cm" svg:y="3.231cm">
          <draw:text-box>
            <text:p><text:span text:style-name="T2">Balance de Cliente</text:span></text:p>
            <text:p><text:span text:style-name="T2">Customer Balance</text:span></text:p>
          </draw:text-box>
        </draw:frame>
        <draw:custom-shape draw:style-name="gr4" draw:text-style-name="P5" draw:layer="layout" svg:width="2.54cm" svg:height="0.889cm" svg:x="12.049cm" svg:y="3.413cm">
          <text:p text:style-name="P2"><text:span text:style-name="T2">Auto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91cm" svg:height="1.27cm" svg:x="14.717cm" svg:y="3.286cm">
          <draw:text-box>
            <text:p><text:span text:style-name="T3">Año de Facturación</text:span></text:p>
            <text:p><text:span text:style-name="T3">Billing Year</text:span></text:p>
          </draw:text-box>
        </draw:frame>
        <draw:custom-shape draw:style-name="gr6" draw:text-style-name="P5" draw:layer="layout" svg:width="1.743cm" svg:height="0.889cm" svg:x="18.847cm" svg:y="3.484cm">
          <text:p text:style-name="P2"><text:span text:style-name="T2">Default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02cm" svg:height="1.187cm" svg:x="15.352cm" svg:y="6.842cm">
          <draw:text-box>
            <text:p/>
          </draw:text-box>
        </draw:frame>
        <draw:frame draw:style-name="gr8" draw:text-style-name="P7" draw:layer="layout" svg:width="19.59cm" svg:height="0.762cm" svg:x="1.001cm" svg:y="4.429cm">
          <draw:text-box>
            <text:p text:style-name="P2"><text:span text:style-name="T4">Ubicación de Facturación \ Billing Location</text:span></text:p>
          </draw:text-box>
        </draw:frame>
        <draw:frame draw:style-name="gr3" draw:text-style-name="P4" draw:layer="layout" svg:width="2.286cm" svg:height="1.199cm" svg:x="1.001cm" svg:y="5.247cm">
          <draw:text-box>
            <text:p><text:span text:style-name="T2">Numero</text:span></text:p>
            <text:p><text:span text:style-name="T2">Number</text:span></text:p>
          </draw:text-box>
        </draw:frame>
        <draw:custom-shape draw:style-name="gr4" draw:text-style-name="P5" draw:layer="layout" svg:width="2.54cm" svg:height="0.889cm" svg:x="3.541cm" svg:y="5.374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778cm" svg:height="1.199cm" svg:x="6.208cm" svg:y="5.191cm">
          <draw:text-box>
            <text:p><text:span text:style-name="T2">Calle</text:span></text:p>
            <text:p><text:span text:style-name="T2">Street</text:span></text:p>
          </draw:text-box>
        </draw:frame>
        <draw:custom-shape draw:style-name="gr4" draw:text-style-name="P5" draw:layer="layout" svg:width="2.54cm" svg:height="0.889cm" svg:x="7.859cm" svg:y="5.374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302cm" svg:height="1.27cm" svg:x="10.653cm" svg:y="5.247cm">
          <draw:text-box>
            <text:p><text:span text:style-name="T2">Codigo Postal</text:span></text:p>
            <text:p><text:span text:style-name="T2">Zip Code</text:span></text:p>
          </draw:text-box>
        </draw:frame>
        <draw:custom-shape draw:style-name="gr4" draw:text-style-name="P5" draw:layer="layout" svg:width="2.54cm" svg:height="0.889cm" svg:x="13.955cm" svg:y="5.374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032cm" svg:height="1.27cm" svg:x="0.874cm" svg:y="6.39cm">
          <draw:text-box>
            <text:p><text:span text:style-name="T2">Ciudad</text:span></text:p>
            <text:p><text:span text:style-name="T2">City</text:span></text:p>
          </draw:text-box>
        </draw:frame>
        <draw:custom-shape draw:style-name="gr4" draw:text-style-name="P5" draw:layer="layout" svg:width="2.54cm" svg:height="0.889cm" svg:x="2.906cm" svg:y="6.517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286cm" svg:height="1.27cm" svg:x="5.7cm" svg:y="6.334cm">
          <draw:text-box>
            <text:p><text:span text:style-name="T2">Estado</text:span></text:p>
            <text:p><text:span text:style-name="T2">State</text:span></text:p>
          </draw:text-box>
        </draw:frame>
        <draw:custom-shape draw:style-name="gr4" draw:text-style-name="P2" draw:layer="layout" svg:width="2.54cm" svg:height="0.889cm" svg:x="7.859cm" svg:y="6.588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9.336cm" svg:height="0.725cm" svg:x="1.001cm" svg:y="7.514cm">
          <draw:text-box>
            <text:p text:style-name="P2"><text:span text:style-name="T4">Sitio de Servicio \ Service Site</text:span></text:p>
          </draw:text-box>
        </draw:frame>
        <draw:frame draw:style-name="gr3" draw:text-style-name="P4" draw:layer="layout" svg:width="2.286cm" svg:height="1.199cm" svg:x="1.128cm" svg:y="9.27cm">
          <draw:text-box>
            <text:p><text:span text:style-name="T2">Numero</text:span></text:p>
            <text:p><text:span text:style-name="T2">Number</text:span></text:p>
          </draw:text-box>
        </draw:frame>
        <draw:custom-shape draw:style-name="gr4" draw:text-style-name="P2" draw:layer="layout" svg:width="2.54cm" svg:height="0.889cm" svg:x="3.668cm" svg:y="9.397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7.986cm" svg:y="9.453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302cm" svg:height="1.27cm" svg:x="10.78cm" svg:y="9.326cm">
          <draw:text-box>
            <text:p><text:span text:style-name="T2">Codigo Postal</text:span></text:p>
            <text:p><text:span text:style-name="T2">Zip Code</text:span></text:p>
          </draw:text-box>
        </draw:frame>
        <draw:custom-shape draw:style-name="gr4" draw:text-style-name="P5" draw:layer="layout" svg:width="2.54cm" svg:height="0.889cm" svg:x="14.082cm" svg:y="9.453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3.921cm" svg:y="16.24cm">
          <text:p text:style-name="P2"><text:span text:style-name="T2"><text:s/></text:span><text:span text:style-name="T2">Searc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9.255cm" svg:y="16.24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848cm" svg:height="1.2cm" svg:x="1cm" svg:y="16.056cm">
          <draw:text-box>
            <text:p><text:span text:style-name="T2">Ciudad</text:span></text:p>
            <text:p><text:span text:style-name="T2">City</text:span></text:p>
          </draw:text-box>
        </draw:frame>
        <draw:frame draw:style-name="gr5" draw:text-style-name="P4" draw:layer="layout" svg:width="1.905cm" svg:height="1.27cm" svg:x="7.285cm" svg:y="16.018cm">
          <draw:text-box>
            <text:p><text:span text:style-name="T2">Estado</text:span></text:p>
            <text:p><text:span text:style-name="T2">State</text:span></text:p>
          </draw:text-box>
        </draw:frame>
        <draw:frame draw:style-name="gr3" draw:text-style-name="P4" draw:layer="layout" svg:width="1.778cm" svg:height="1.199cm" svg:x="6.208cm" svg:y="9.326cm">
          <draw:text-box>
            <text:p><text:span text:style-name="T2">Calle</text:span></text:p>
            <text:p><text:span text:style-name="T2">Street</text:span></text:p>
          </draw:text-box>
        </draw:frame>
        <draw:frame draw:style-name="gr3" draw:text-style-name="P9" draw:layer="layout" svg:width="2.921cm" svg:height="1.199cm" svg:x="0.874cm" svg:y="8.071cm">
          <draw:text-box>
            <text:p><text:span text:style-name="T5">Ubicación ID</text:span></text:p>
            <text:p><text:span text:style-name="T5">Location ID</text:span></text:p>
          </draw:text-box>
        </draw:frame>
        <draw:custom-shape draw:style-name="gr4" draw:text-style-name="P2" draw:layer="layout" svg:width="2.54cm" svg:height="0.889cm" svg:x="3.795cm" svg:y="8.254cm">
          <text:p text:style-name="P2"><text:span text:style-name="T2">Auto\Search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1.199cm" svg:x="10.145cm" svg:y="10.596cm">
          <draw:text-box>
            <text:p><text:span text:style-name="T2">Balance de Ubicación</text:span></text:p>
            <text:p><text:span text:style-name="T2">Location Balance</text:span></text:p>
          </draw:text-box>
        </draw:frame>
        <draw:custom-shape draw:style-name="gr4" draw:text-style-name="P5" draw:layer="layout" svg:width="2.54cm" svg:height="0.889cm" svg:x="15.225cm" svg:y="10.723cm">
          <text:p text:style-name="P2"><text:span text:style-name="T2">Aut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5.387cm" svg:y="19.448cm">
          <text:p text:style-name="P2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261cm" svg:height="1.199cm" svg:x="1cm" svg:y="19.288cm">
          <draw:text-box>
            <text:p><text:span text:style-name="T2">Número de cheque</text:span></text:p>
            <text:p><text:span text:style-name="T2">Check Number</text:span></text:p>
          </draw:text-box>
        </draw:frame>
        <draw:custom-shape draw:style-name="gr4" draw:text-style-name="P2" draw:layer="layout" svg:width="2.54cm" svg:height="0.889cm" svg:x="10.468cm" svg:y="19.415cm">
          <text:p text:style-name="P2"><text:span text:style-name="T2">$0.0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86cm" svg:height="1.199cm" svg:x="8.309cm" svg:y="19.359cm">
          <draw:text-box>
            <text:p><text:span text:style-name="T2">Cantidad</text:span></text:p>
            <text:p><text:span text:style-name="T2">Am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0:14:33.566000000</meta:creation-date>
    <dc:date>2018-08-15T12:48:53.038000000</dc:date>
    <meta:editing-duration>PT1H25M58S</meta:editing-duration>
    <meta:editing-cycles>4</meta:editing-cycles>
    <meta:generator>LibreOffice/5.4.7.2$Windows_X86_64 LibreOffice_project/c838ef25c16710f8838b1faec480ebba495259d0</meta:generator>
    <meta:document-statistic meta:object-count="45"/>
  </office:meta>
</office:document-meta>
</file>